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6cm"/>
    </style:style>
    <style:style style:name="co4" style:family="table-column">
      <style:table-column-properties fo:break-before="auto" style:column-width="3.764cm"/>
    </style:style>
    <style:style style:name="co5" style:family="table-column">
      <style:table-column-properties fo:break-before="auto" style:column-width="4.995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eb91e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bbe33d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17" style:family="table-cell" style:parent-style-name="Default" style:data-style-name="N37">
      <style:table-cell-properties fo:background-color="#ffff6d" fo:wrap-option="wrap" fo:border="0.06pt solid #000000"/>
    </style:style>
    <style:style style:name="ce18" style:family="table-cell" style:parent-style-name="Default" style:data-style-name="N37">
      <style:table-cell-properties fo:wrap-option="wrap" fo:border="0.06pt solid #000000"/>
    </style:style>
    <style:style style:name="ce19" style:family="table-cell" style:parent-style-name="Default">
      <style:table-cell-properties fo:background-color="#ffff6d" fo:wrap-option="wrap" fo:border="0.06pt solid #000000"/>
    </style:style>
    <style:style style:name="ce20" style:family="table-cell" style:parent-style-name="Default">
      <style:table-cell-properties fo:background-color="#bbe33d" fo:wrap-option="wrap" fo:border="0.06pt solid #000000"/>
    </style:style>
    <style:style style:name="ce8" style:family="table-cell" style:parent-style-name="Default">
      <style:table-cell-properties fo:background-color="#ffff6d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bbe33d" fo:border="0.06pt solid #000000"/>
    </style:style>
    <style:style style:name="ce28" style:family="table-cell" style:parent-style-name="Default" style:data-style-name="N37">
      <style:table-cell-properties fo:background-color="#ffff6d" fo:border="0.06pt solid #000000"/>
    </style:style>
    <style:style style:name="ce7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CP Cloud Basics - TASK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heory Learned Date</text:p>
          </table:table-cell>
          <table:table-cell table:style-name="ce1" office:value-type="string" calcext:value-type="string">
            <text:p>Theory Status</text:p>
          </table:table-cell>
          <table:table-cell table:style-name="ce1" office:value-type="string" calcext:value-type="string">
            <text:p>Practical implementation Date</text:p>
          </table:table-cell>
          <table:table-cell table:style-name="ce1" office:value-type="string" calcext:value-type="string">
            <text:p>Practical implementation Status</text:p>
          </table:table-cell>
          <table:table-cell table:style-name="ce7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Description </text:p>
          </table:table-cell>
          <table:table-cell table:style-name="ce17"/>
          <table:table-cell table:style-name="ce8" office:value-type="string" calcext:value-type="string">
            <text:p>Started</text:p>
          </table:table-cell>
          <table:table-cell table:style-name="ce28"/>
          <table:table-cell table:style-name="ce8" office:value-type="string" calcext:value-type="string">
            <text:p>Started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hands on training in GCP – Compute Instance </text:p>
          </table:table-cell>
          <table:table-cell table:style-name="ce18"/>
          <table:table-cell table:style-name="ce9" table:number-columns-repeated="4"/>
        </table:table-row>
        <table:table-row table:style-name="ro2">
          <table:table-cell table:style-name="ce4" office:value-type="string" calcext:value-type="string">
            <text:p>hands on training in GCP – Storage</text:p>
          </table:table-cell>
          <table:table-cell table:style-name="ce18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4" office:value-type="string" calcext:value-type="string">
            <text:p>hands on training in GCP – Routing</text:p>
          </table:table-cell>
          <table:table-cell table:style-name="ce18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4" office:value-type="string" calcext:value-type="string">
            <text:p>hands on training in GCP – VPC</text:p>
          </table:table-cell>
          <table:table-cell table:style-name="ce18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4" office:value-type="string" calcext:value-type="string">
            <text:p>hands on training in GCP – Load Balancer</text:p>
          </table:table-cell>
          <table:table-cell table:style-name="ce18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4" office:value-type="string" calcext:value-type="string">
            <text:p>hands on training in GCP – Domain Creation</text:p>
          </table:table-cell>
          <table:table-cell table:style-name="ce18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4" office:value-type="string" calcext:value-type="string">
            <text:p>hands on training in GCP – SSL Certificate Generation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2" office:value-type="string" calcext:value-type="string">
            <text:p>Activities  </text:p>
          </table:table-cell>
          <table:table-cell table:style-name="ce19"/>
          <table:table-cell table:style-name="ce8" office:value-type="string" calcext:value-type="string">
            <text:p>Open</text:p>
          </table:table-cell>
          <table:table-cell table:style-name="ce28"/>
          <table:table-cell table:style-name="ce8" office:value-type="string" calcext:value-type="string">
            <text:p>Open</text:p>
          </table:table-cell>
          <table:table-cell table:style-name="ce8" office:value-type="string" calcext:value-type="string">
            <text:p>16 hours for this activity</text:p>
          </table:table-cell>
        </table:table-row>
        <table:table-row table:style-name="ro2">
          <table:table-cell table:style-name="ce3" office:value-type="string" calcext:value-type="string">
            <text:p>A simple application has to be developed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3" office:value-type="string" calcext:value-type="string">
            <text:p>the application has to be deployed in the cloud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3" office:value-type="string" calcext:value-type="string">
            <text:p>The application should have provision to create some entity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3" office:value-type="string" calcext:value-type="string">
            <text:p>upload assets (images, documents) against the entity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3" office:value-type="string" calcext:value-type="string">
            <text:p>The uploaded files should be stored to Cloud Storage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2" office:value-type="string" calcext:value-type="string">
            <text:p>specifications to be deployed in Cloud </text:p>
          </table:table-cell>
          <table:table-cell table:style-name="ce19"/>
          <table:table-cell table:style-name="ce8" office:value-type="string" calcext:value-type="string">
            <text:p>Open</text:p>
          </table:table-cell>
          <table:table-cell table:style-name="ce8"/>
          <table:table-cell table:style-name="ce8" office:value-type="string" calcext:value-type="string">
            <text:p>Open</text:p>
          </table:table-cell>
          <table:table-cell table:style-name="ce8"/>
        </table:table-row>
        <table:table-row table:style-name="ro3">
          <table:table-cell table:style-name="ce3" office:value-type="string" calcext:value-type="string">
            <text:p>application has to be deployed in more than one servers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3" office:value-type="string" calcext:value-type="string">
            <text:p>load balancer has to be setup in front of the servers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3" office:value-type="string" calcext:value-type="string">
            <text:p>Create Domain (using Freenom)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Domain Router and CDN (preferably Cloudflare. But, open to opinions here) has to be setup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3" office:value-type="string" calcext:value-type="string">
            <text:p>SSL Certificates (using SSL For Free) has to be generated and deployed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Separate domains has to be created for the static assets (JS, CSS, Images, etc.,) and uploaded assets.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2" office:value-type="string" calcext:value-type="string">
            <text:p>Additional hours if the following points are implemented </text:p>
          </table:table-cell>
          <table:table-cell table:style-name="ce19"/>
          <table:table-cell table:style-name="ce8" office:value-type="string" calcext:value-type="string">
            <text:p>Open</text:p>
          </table:table-cell>
          <table:table-cell table:style-name="ce8"/>
          <table:table-cell table:style-name="ce8" office:value-type="string" calcext:value-type="string">
            <text:p>Open</text:p>
          </table:table-cell>
          <table:table-cell table:style-name="ce8" office:value-type="string" calcext:value-type="string">
            <text:p>(4h) </text:p>
          </table:table-cell>
        </table:table-row>
        <table:table-row table:style-name="ro2">
          <table:table-cell table:style-name="ce4" office:value-type="string" calcext:value-type="string">
            <text:p>Implement log aggregator.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1">
          <table:table-cell table:style-name="ce4" office:value-type="string" calcext:value-type="string">
            <text:p>Any exceptions should be caught by the log aggregator and emailed to the user. (Not by the application).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 office:value-type="string" calcext:value-type="string">
            <text:p>Like azure app insights</text:p>
          </table:table-cell>
        </table:table-row>
        <table:table-row table:style-name="ro3">
          <table:table-cell table:style-name="ce2" office:value-type="string" calcext:value-type="string">
            <text:p>Additional hours if the following points are implemented (4h) </text:p>
          </table:table-cell>
          <table:table-cell table:style-name="ce19"/>
          <table:table-cell table:style-name="ce8" office:value-type="string" calcext:value-type="string">
            <text:p>Open</text:p>
          </table:table-cell>
          <table:table-cell table:style-name="ce8"/>
          <table:table-cell table:style-name="ce8" office:value-type="string" calcext:value-type="string">
            <text:p>Open</text:p>
          </table:table-cell>
          <table:table-cell table:style-name="ce8" office:value-type="string" calcext:value-type="string">
            <text:p>(4h) </text:p>
          </table:table-cell>
        </table:table-row>
        <table:table-row table:style-name="ro3">
          <table:table-cell table:style-name="ce3" office:value-type="string" calcext:value-type="string">
            <text:p>Build process for building the container images should be defined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1">
          <table:table-cell table:style-name="ce4" office:value-type="string" calcext:value-type="string">
            <text:p>build process - Static code analyzer to validate the code for standards, Cyclomatic complexity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4" office:value-type="string" calcext:value-type="string">
            <text:p>build process - Execute Unit Test Cases and validate if the coverage is above 80%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4" office:value-type="string" calcext:value-type="string">
            <text:p>build process - docker image should be build and pushed to Docker image registry.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3">
          <table:table-cell table:style-name="ce4" office:value-type="string" calcext:value-type="string">
            <text:p>the image has to be deployed in the corresponding servers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6" office:value-type="string" calcext:value-type="string">
            <text:p>Other Aspects to work on </text:p>
          </table:table-cell>
          <table:table-cell table:style-name="ce20"/>
          <table:table-cell table:style-name="ce10" office:value-type="string" calcext:value-type="string">
            <text:p>Open</text:p>
          </table:table-cell>
          <table:table-cell table:style-name="ce10"/>
          <table:table-cell table:style-name="ce10" office:value-type="string" calcext:value-type="string">
            <text:p>Open</text:p>
          </table:table-cell>
          <table:table-cell table:style-name="ce10"/>
        </table:table-row>
        <table:table-row table:style-name="ro2">
          <table:table-cell table:style-name="ce4" office:value-type="string" calcext:value-type="string">
            <text:p>Setup VPC</text:p>
          </table:table-cell>
          <table:table-cell table:style-name="ce18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4" office:value-type="string" calcext:value-type="string">
            <text:p>Web servers shouldn't have a public IP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3" office:value-type="string" calcext:value-type="string">
            <text:p>Best way to handle SSL Termination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Best procedure to deployment so that there is no manual work in deploying code to all the servers.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>
          <table:table-cell table:style-name="ce3" office:value-type="string" calcext:value-type="string">
            <text:p> Ideal session sharing practices </text:p>
          </table:table-cell>
          <table:table-cell table:style-name="ce4"/>
          <table:table-cell table:style-name="ce9" office:value-type="string" calcext:value-type="string">
            <text:p>Open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/>
        </table:table-row>
        <table:table-row table:style-name="ro2" table:number-rows-repeated="104853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eory Complete Percentage" table:style-name="ta1">
        <table:shapes>
          <draw:frame draw:z-index="0" draw:style-name="gr1" draw:text-style-name="P1" svg:width="16.012cm" svg:height="8.988cm" svg:x="0.17cm" svg:y="4.387cm">
            <draw:object draw:notify-on-update-of-ranges="'Theory Complete Percentage'.A2:'Theory Complete Percentage'.A4 'Theory Complete Percentage'.B1:'Theory Complete Percentage'.B1 'Theory Complete Percentage'.B2:'Theory Complete Percentage'.B4 'Theory Complete Percentage'.C1:'Theory Complete Percentage'.C1 'Theory Complete Percentage'.C2:'Theory Complete Percentage'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43"/>
        <table:table-column table:style-name="co4" table:default-cell-style-name="ce45"/>
        <table:table-column table:style-name="co5" table:default-cell-style-name="ce39"/>
        <table:table-row table:style-name="ro2">
          <table:table-cell table:style-name="ce41" office:value-type="string" calcext:value-type="string">
            <text:p>Theory Status</text:p>
          </table:table-cell>
          <table:table-cell office:value-type="string" calcext:value-type="string">
            <text:p>Count - Theory Status</text:p>
          </table:table-cell>
          <table:table-cell table:style-name="Default" office:value-type="string" calcext:value-type="string">
            <text:p>Percentage theory Completed</text:p>
          </table:table-cell>
        </table:table-row>
        <table:table-row table:style-name="ro2">
          <table:table-cell table:style-name="ce42" office:value-type="string" calcext:value-type="string">
            <text:p>Open</text:p>
          </table:table-cell>
          <table:table-cell table:style-name="ce46" office:value-type="float" office:value="34" calcext:value-type="float">
            <text:p>34</text:p>
          </table:table-cell>
          <table:table-cell table:formula="of:=([.$B$2]/[.$B$5])*100" office:value-type="float" office:value="97.1428571428571" calcext:value-type="float">
            <text:p>97.14</text:p>
          </table:table-cell>
        </table:table-row>
        <table:table-row table:style-name="ro2">
          <table:table-cell office:value-type="string" calcext:value-type="string">
            <text:p>Started</text:p>
          </table:table-cell>
          <table:table-cell table:style-name="ce47" office:value-type="float" office:value="1" calcext:value-type="float">
            <text:p>1</text:p>
          </table:table-cell>
          <table:table-cell table:formula="of:=([.$B$3]/[.$B$5])*100" office:value-type="float" office:value="2.85714285714286" calcext:value-type="float">
            <text:p>2.86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48"/>
          <table:table-cell table:formula="of:=([.$B$4]/[.$B$5])*100" office:value-type="float" office:value="0" calcext:value-type="float">
            <text:p>0.00</text:p>
          </table:table-cell>
        </table:table-row>
        <table:table-row table:style-name="ro2">
          <table:table-cell table:style-name="ce44" office:value-type="string" calcext:value-type="string">
            <text:p>Total Result</text:p>
          </table:table-cell>
          <table:table-cell table:style-name="ce49" office:value-type="float" office:value="35" calcext:value-type="float">
            <text:p>35</text:p>
          </table:table-cell>
          <table:table-cell table:style-name="Default" table:formula="of:=([.$B$5]/[.$B$5])*100" office:value-type="float" office:value="100" calcext:value-type="float">
            <text:p>100</text:p>
          </table:table-cell>
        </table:table-row>
      </table:table>
      <table:table table:name="Practical Complete Percentage" table:style-name="ta1">
        <table:shapes>
          <draw:frame draw:z-index="0" draw:style-name="gr1" draw:text-style-name="P1" svg:width="16.012cm" svg:height="8.988cm" svg:x="0.17cm" svg:y="4.387cm">
            <draw:object draw:notify-on-update-of-ranges="'Practical Complete Percentage'.A2:'Practical Complete Percentage'.A4 'Practical Complete Percentage'.B1:'Practical Complete Percentage'.B1 'Practical Complete Percentage'.B2:'Practical Complete Percentage'.B4 'Practical Complete Percentage'.C1:'Practical Complete Percentage'.C1 'Practical Complete Percentage'.C2:'Practical Complete Percentage'.C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43"/>
        <table:table-column table:style-name="co4" table:default-cell-style-name="ce45"/>
        <table:table-column table:style-name="co5" table:default-cell-style-name="ce39"/>
        <table:table-row table:style-name="ro2">
          <table:table-cell table:style-name="ce41" office:value-type="string" calcext:value-type="string">
            <text:p>Practical implementation Status</text:p>
          </table:table-cell>
          <table:table-cell office:value-type="string" calcext:value-type="string">
            <text:p>Count - Practical implementation Status</text:p>
          </table:table-cell>
          <table:table-cell table:style-name="Default" office:value-type="string" calcext:value-type="string">
            <text:p>Percentage Practical Completed</text:p>
          </table:table-cell>
        </table:table-row>
        <table:table-row table:style-name="ro2">
          <table:table-cell table:style-name="ce42" office:value-type="string" calcext:value-type="string">
            <text:p>Open</text:p>
          </table:table-cell>
          <table:table-cell table:style-name="ce46" office:value-type="float" office:value="34" calcext:value-type="float">
            <text:p>34</text:p>
          </table:table-cell>
          <table:table-cell table:formula="of:=([.$B$2]/[.$B$5])*100" office:value-type="float" office:value="97.1428571428571" calcext:value-type="float">
            <text:p>97.14</text:p>
          </table:table-cell>
        </table:table-row>
        <table:table-row table:style-name="ro2">
          <table:table-cell office:value-type="string" calcext:value-type="string">
            <text:p>Started</text:p>
          </table:table-cell>
          <table:table-cell table:style-name="ce47" office:value-type="float" office:value="1" calcext:value-type="float">
            <text:p>1</text:p>
          </table:table-cell>
          <table:table-cell table:formula="of:=([.$B$3]/[.$B$5])*100" office:value-type="float" office:value="2.85714285714286" calcext:value-type="float">
            <text:p>2.86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48"/>
          <table:table-cell table:formula="of:=([.$B$4]/[.$B$5])*100" office:value-type="float" office:value="0" calcext:value-type="float">
            <text:p>0.00</text:p>
          </table:table-cell>
        </table:table-row>
        <table:table-row table:style-name="ro2">
          <table:table-cell table:style-name="ce44" office:value-type="string" calcext:value-type="string">
            <text:p>Total Result</text:p>
          </table:table-cell>
          <table:table-cell table:style-name="ce49" office:value-type="float" office:value="35" calcext:value-type="float">
            <text:p>35</text:p>
          </table:table-cell>
          <table:table-cell table:style-name="Default" table:formula="of:=([.$B$5]/[.$B$5])*100" office:value-type="float" office:value="100" calcext:value-type="float">
            <text:p>100</text:p>
          </table:table-cell>
        </table:table-row>
      </table:table>
      <table:named-expressions/>
      <table:data-pilot-tables>
        <table:data-pilot-table table:name="DataPilot1" table:application-data="" table:target-range-address="'Theory Complete Percentage'.A1:'Theory Complete Percentage'.B5" table:buttons="'Theory Complete Percentage'.A1" table:show-filter-button="false" table:drill-down-on-double-click="false">
          <table:source-cell-range table:cell-range-address="'GCP Cloud Basics - TASK'.A1:'GCP Cloud Basics - TASK'.F37"/>
          <table:data-pilot-field table:source-field-name="Theory Status" table:orientation="row" table:used-hierarchy="0" table:function="auto">
            <table:data-pilot-level table:show-empty="false" calcext:repeat-item-labels="false">
              <table:data-pilot-members>
                <table:data-pilot-member table:name="Op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heory Status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ractical Complete Percentage'.A1:'Practical Complete Percentage'.B5" table:buttons="'Practical Complete Percentage'.A1" table:show-filter-button="false" table:drill-down-on-double-click="false">
          <table:source-cell-range table:cell-range-address="'GCP Cloud Basics - TASK'.A1:'GCP Cloud Basics - TASK'.F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actical implementation Status" table:orientation="row" table:used-hierarchy="0" table:function="auto">
            <table:data-pilot-level table:show-empty="false" calcext:repeat-item-labels="false">
              <table:data-pilot-members>
                <table:data-pilot-member table:name="Op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actical implementation Statu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08:06:30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5T07:00:33.512000000</meta:creation-date>
    <meta:editing-duration>P1DT6H45M3S</meta:editing-duration>
    <meta:editing-cycles>16</meta:editing-cycles>
    <meta:generator>LibreOffice/6.4.4.2$Windows_X86_64 LibreOffice_project/3d775be2011f3886db32dfd395a6a6d1ca2630ff</meta:generator>
    <dc:date>2021-02-08T08:12:52.792000000</dc:date>
    <meta:document-statistic meta:table-count="3" meta:cell-count="14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true" chart:data-label-symbol="true" chart:label-position="avoid-overlap"/>
      <style:graphic-properties draw:stroke="none" draw:fill-color="#004586" dr3d:edge-rounding="5%"/>
      <style:text-properties fo:color="#000000" fo:font-size="10pt" style:font-size-asian="10pt" style:font-size-complex="10pt" style:font-relief="embossed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8.989cm" xlink:href=".." xlink:type="simple" chart:class="chart:circle" chart:style-name="ch1">
        <chart:title svg:x="5.266cm" svg:y="0.315cm" chart:style-name="ch2">
          <text:p>Theory Completion Status</text:p>
        </chart:title>
        <chart:legend chart:legend-position="end" svg:x="14.03cm" svg:y="3.688cm" style:legend-expansion="high" chart:style-name="ch3"/>
        <chart:plot-area chart:style-name="ch4" table:cell-range-address="'Theory Complete Percentage'.A1:'Theory Complete Percentage'.C4" chart:data-source-has-labels="both" svg:x="0.32cm" svg:y="1.299cm" svg:width="13.39cm" svg:height="7.511cm">
          <chartooo:coordinate-region svg:x="2.986cm" svg:y="1.444cm" svg:width="6.82cm" svg:height="6.82cm"/>
          <chart:axis chart:dimension="x" chart:name="primary-x" chart:style-name="ch5" chartooo:axis-type="auto">
            <chartooo:date-scale/>
            <chart:categories table:cell-range-address="'Theory Complete Percentage'.A2:'Theory Complete Percentage'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heory Complete Percentage'.B2:'Theory Complete Percentage'.B4" chart:label-cell-address="'Theory Complete Percentage'.B1:'Theory Complete Percentage'.B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'Theory Complete Percentage'.C2:'Theory Complete Percentage'.C4" chart:label-cell-address="'Theory Complete Percentage'.C1:'Theory Complete Percentage'.C1" chart:class="chart:circle"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- Theory Status</text:p>
                <draw:g>
                  <svg:desc>'Theory Complete Percentage'.B1:'Theory Complete Percentage'.B1</svg:desc>
                </draw:g>
              </table:table-cell>
              <table:table-cell office:value-type="string">
                <text:p>Percentage theory Completed</text:p>
                <draw:g>
                  <svg:desc>'Theory Complete Percentage'.C1:'Theory Complete Percentag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'Theory Complete Percentage'.A2:'Theory Complete Percentage'.A4</svg:desc>
                </draw:g>
              </table:table-cell>
              <table:table-cell office:value-type="float" office:value="34">
                <text:p>34</text:p>
                <draw:g>
                  <svg:desc>'Theory Complete Percentage'.B2:'Theory Complete Percentage'.B4</svg:desc>
                </draw:g>
              </table:table-cell>
              <table:table-cell office:value-type="float" office:value="97.1428571428571">
                <text:p>97.1428571428571</text:p>
                <draw:g>
                  <svg:desc>'Theory Complete Percentage'.C2:'Theory Complete Percentage'.C4</svg:desc>
                </draw:g>
              </table:table-cell>
            </table:table-row>
            <table:table-row>
              <table:table-cell office:value-type="string">
                <text:p>Started</text:p>
              </table:table-cell>
              <table:table-cell office:value-type="float" office:value="1">
                <text:p>1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(empty)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true" chart:data-label-symbol="true" chart:label-position="avoid-overlap"/>
      <style:graphic-properties draw:stroke="none" draw:fill-color="#004586" dr3d:edge-rounding="5%"/>
      <style:text-properties fo:color="#000000" fo:font-size="10pt" style:font-size-asian="10pt" style:font-size-complex="10pt" style:font-relief="embossed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8.989cm" xlink:href=".." xlink:type="simple" chart:class="chart:circle" chart:style-name="ch1">
        <chart:title svg:x="5.086cm" svg:y="0.315cm" chart:style-name="ch2">
          <text:p>Practical Completion Status</text:p>
        </chart:title>
        <chart:legend chart:legend-position="end" svg:x="14.03cm" svg:y="3.688cm" style:legend-expansion="high" chart:style-name="ch3"/>
        <chart:plot-area chart:style-name="ch4" table:cell-range-address="'Practical Complete Percentage'.A1:'Practical Complete Percentage'.C4" chart:data-source-has-labels="both" svg:x="0.32cm" svg:y="1.299cm" svg:width="13.39cm" svg:height="7.511cm">
          <chartooo:coordinate-region svg:x="2.986cm" svg:y="1.444cm" svg:width="6.82cm" svg:height="6.82cm"/>
          <chart:axis chart:dimension="x" chart:name="primary-x" chart:style-name="ch5" chartooo:axis-type="auto">
            <chartooo:date-scale/>
            <chart:categories table:cell-range-address="'Practical Complete Percentage'.A2:'Practical Complete Percentage'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actical Complete Percentage'.B2:'Practical Complete Percentage'.B4" chart:label-cell-address="'Practical Complete Percentage'.B1:'Practical Complete Percentage'.B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'Practical Complete Percentage'.C2:'Practical Complete Percentage'.C4" chart:label-cell-address="'Practical Complete Percentage'.C1:'Practical Complete Percentage'.C1" chart:class="chart:circle"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- Practical implementation Status</text:p>
                <draw:g>
                  <svg:desc>'Practical Complete Percentage'.B1:'Practical Complete Percentage'.B1</svg:desc>
                </draw:g>
              </table:table-cell>
              <table:table-cell office:value-type="string">
                <text:p>Percentage Practical Completed</text:p>
                <draw:g>
                  <svg:desc>'Practical Complete Percentage'.C1:'Practical Complete Percentag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'Practical Complete Percentage'.A2:'Practical Complete Percentage'.A4</svg:desc>
                </draw:g>
              </table:table-cell>
              <table:table-cell office:value-type="float" office:value="34">
                <text:p>34</text:p>
                <draw:g>
                  <svg:desc>'Practical Complete Percentage'.B2:'Practical Complete Percentage'.B4</svg:desc>
                </draw:g>
              </table:table-cell>
              <table:table-cell office:value-type="float" office:value="97.1428571428571">
                <text:p>97.1428571428571</text:p>
                <draw:g>
                  <svg:desc>'Practical Complete Percentage'.C2:'Practical Complete Percentage'.C4</svg:desc>
                </draw:g>
              </table:table-cell>
            </table:table-row>
            <table:table-row>
              <table:table-cell office:value-type="string">
                <text:p>Started</text:p>
              </table:table-cell>
              <table:table-cell office:value-type="float" office:value="1">
                <text:p>1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(empty)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